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EON BUSTILLOS YISENIA TA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65116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59363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EON BUSTILLOS YISENIA TAN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65116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59363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8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10/2021</text:p>
          </table:table-cell>
          <table:table-cell table:style-name="Tabla2.A3" office:value-type="string">
            <text:p text:style-name="P22">204053</text:p>
          </table:table-cell>
          <table:table-cell table:style-name="Tabla2.D3" office:value-type="string">
            <text:p text:style-name="P23">6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2:10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